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ustom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Noto Sans CJK SC" svg:font-family="'Noto Sans CJK SC'" style:font-family-generic="system" style:font-pitch="variable"/>
    <style:font-face style:name="Noto Sans OldHung" svg:font-family="'Noto Sans OldHung'" style:font-family-generic="swiss"/>
    <style:font-face style:name="Noto Serif CJK SC" svg:font-family="'Noto Serif CJK SC'" style:font-family-generic="system" style:font-pitch="variable"/>
    <style:font-face style:name="Source Sans Pro Light" svg:font-family="'Source Sans Pro Light'" style:font-family-generic="swiss"/>
    <style:font-face style:name="Source Sans Pro Semibold" svg:font-family="'Source Sans Pro Semibold'" style:font-family-generic="swiss"/>
  </office:font-face-decls>
  <office:automatic-styles>
    <style:style style:name="P1" style:family="paragraph" style:parent-style-name="Standard">
      <style:text-properties officeooo:rsid="00049928" officeooo:paragraph-rsid="0005ec85"/>
    </style:style>
    <style:style style:name="T1" style:family="text">
      <style:text-properties officeooo:rsid="0005ec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o bookmark. </text:span><text:bookmark-start text:name="Bookmark 1" xml:id="ID-566430c5-9857-4ff2-be6d-57d127368d88"/><text:span text:style-name="T1">Start</text:span></text:p>
      <text:p text:style-name="P1"><text:span text:style-name="T1">outer bookmark</text:span> <text:bookmark-start text:name="Bookmark 2" xml:id="ID-941142c3-924d-4884-a521-cb6a2dd26f04"/>an<text:span text:style-name="T1">d start</text:span></text:p>
      <text:p text:style-name="P1"><text:span text:style-name="T1">inner bookmark</text:span><text:bookmark-end text:name="Bookmark 2"/> etc.<text:bookmark-end text:name="Bookmark 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Noto Sans CJK SC" svg:font-family="'Noto Sans CJK SC'" style:font-family-generic="system" style:font-pitch="variable"/>
    <style:font-face style:name="Noto Sans OldHung" svg:font-family="'Noto Sans OldHung'" style:font-family-generic="swiss"/>
    <style:font-face style:name="Noto Serif CJK SC" svg:font-family="'Noto Serif CJK SC'" style:font-family-generic="system" style:font-pitch="variable"/>
    <style:font-face style:name="Source Sans Pro Light" svg:font-family="'Source Sans Pro Light'" style:font-family-generic="swiss"/>
    <style:font-face style:name="Source Sans Pro Semibold" svg:font-family="'Source Sans Pro Semibold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Source Sans Pro Light" fo:font-size="12pt" fo:language="hu" fo:country="HU" style:letter-kerning="true" style:font-name-asian="Noto Serif CJK SC" style:font-size-asian="10.5pt" style:language-asian="zh" style:country-asian="CN" style:font-name-complex="Noto Sans OldHung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Source Sans Pro Light" fo:font-size="12pt" fo:language="hu" fo:country="HU" style:letter-kerning="true" style:font-name-asian="Noto Serif CJK SC" style:font-size-asian="10.5pt" style:language-asian="zh" style:country-asian="CN" style:font-name-complex="Noto Sans OldHung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Source Sans Pro Semibold" fo:font-family="'Source Sans Pro Semibold'" style:font-family-generic="swiss" fo:font-size="14pt" style:font-name-asian="Noto Sans CJK SC" style:font-family-asian="'Noto Sans CJK SC'" style:font-family-generic-asian="system" style:font-pitch-asian="variable" style:font-size-asian="14pt" style:font-name-complex="Noto Sans OldHung" style:font-family-complex="'Noto Sans OldHung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Source Sans Pro Light" fo:font-family="'Source Sans Pro Light'" style:font-family-generic="swiss" style:font-size-asian="12pt" style:font-name-complex="Noto Sans OldHung" style:font-family-complex="'Noto Sans OldHung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Source Sans Pro Light" fo:font-family="'Source Sans Pro Light'" style:font-family-generic="swiss" fo:font-size="12pt" fo:font-style="italic" style:font-size-asian="12pt" style:font-style-asian="italic" style:font-name-complex="Noto Sans OldHung" style:font-family-complex="'Noto Sans OldHung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ource Sans Pro Light" fo:font-family="'Source Sans Pro Light'" style:font-family-generic="swiss" style:font-size-asian="12pt" style:font-name-complex="Noto Sans OldHung" style:font-family-complex="'Noto Sans OldHung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4-09T10:34:36.415128009</meta:creation-date>
    <dc:date>2021-04-09T17:33:09.450550302</dc:date>
    <meta:editing-duration>PT9M11S</meta:editing-duration>
    <meta:editing-cycles>4</meta:editing-cycles>
    <meta:generator>LibreOfficeDev/7.2.0.0.alpha0$Linux_X86_64 LibreOffice_project/a5412588ecd190ab86a6469c09e76247bdf00c45</meta:generator>
    <meta:document-statistic meta:table-count="0" meta:image-count="0" meta:object-count="0" meta:page-count="1" meta:paragraph-count="3" meta:word-count="10" meta:character-count="61" meta:non-whitespace-character-count="54"/>
  </office:meta>
</office:document-meta>
</file>